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fo:padding="0in" fo:border="none"/>
      <style:text-properties loext:padding="0in" loext:border="none"/>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uper Tween</text:span> </text:p>
      <text:p text:style-name="P1"><text:span text:style-name="T1">Ch.1 </text:span> </text:p>
      <text:p text:style-name="P1"><text:span text:style-name="T1">A superheroes beginning</text:span> </text:p>
      <text:p text:style-name="P1"><text:span text:style-name="T1">Chrissy is walking home from her first day of middle</text:span> <text:span text:style-name="T1">school. She’s crying from a rough day. A</text:span> <text:span text:style-name="T1">bunch of bullies ganged up on her. She had</text:span> <text:span text:style-name="T1">some of her hair pulled out, and is holding her glasses that they broke. Her clothes are also torn. Exposing her scrapes and cuts. </text:span> </text:p>
      <text:p text:style-name="P1"><text:span text:style-name="T1">Then she hears the sound of mocking. She turns and sees her bullies on their bikes coming</text:span> <text:span text:style-name="T1">for her laughing and</text:span> <text:span text:style-name="T1">mockingly saying, “Chrissy prissy”. Knowing what to their going to do she ignores the pains of injuries and begins</text:span> <text:span text:style-name="T1">running. She then hears</text:span> <text:span text:style-name="T1">one yell, “Hey chicken shit. Stop”! Chrissy starts running faster and to escape</text:span> <text:span text:style-name="T1">climbs</text:span> <text:span text:style-name="T1">a fence, jumps over it,</text:span> <text:span text:style-name="T1">and runs across a field.</text:span> </text:p>
      <text:p text:style-name="P1"><text:span text:style-name="T1">After a minute she looks back and sees them peddling fast away. She then notices where she is</text:span> <text:span text:style-name="T1">she sees empty barrels</text:span> <text:span text:style-name="T1">that once held chemicals. She closes her eyes and says, “Man. Can this day get worse”?</text:span> <text:span text:style-name="T1">She then hears, “HEY KID”! She opens eyes and sees two guards running to her. She takes off running again.</text:span> </text:p>
      <text:p text:style-name="P1"><text:span text:style-name="T1">She runs at full</text:span> <text:span text:style-name="T1">sprint till she steps on a muddy area where she slips and slides</text:span> <text:span text:style-name="T1">into some barrels. Causing them to fall. One breaks and covers her in a black sticky chemical. The guards yell, “Stay there don’t move. She’s crying because the stuff is causing</text:span> <text:span text:style-name="T1">her cuts to hurts badly.</text:span> <text:span text:style-name="T1">She then starts getting confused and her head spins. She tries to yell for help but just yells something no one can understand it’s so slurred. Then everything gets dark.</text:span> </text:p>
      <text:p text:style-name="P1"><text:span text:style-name="T1">She wakes up laying on a metal bed. There’s</text:span> <text:span text:style-name="T1">a blood pressure cuff on her arm and electrodes all over her. She’s</text:span> <text:span text:style-name="T1">wearing nothing but her bra and panties. A doctor walks in and says, “Hello mam. I need to ask you a couple</text:span> <text:span text:style-name="T1">of questions. She’s scarred and says, “Where am I”? The doctor replies, “You’ve broke into,</text:span> <text:span text:style-name="T1">Laynons</text:span> <text:span text:style-name="T1">Chemical Storage</text:span>”<text:span text:style-name="T1">. Chrissy is scared realizing that the stuff on her was chemicals. The doctor then says, “OK State your age”. Chrissy</text:span> <text:span text:style-name="T1">replies, “I’m twelve”. The doctor nods</text:span> <text:span text:style-name="T1">and says, “State your name”. Chrissy then beginning to panic says, “Am I being arrested?</text:span> <text:span text:style-name="T1">I was</text:span> <text:span text:style-name="T1">just trying to escape</text:span> <text:span text:style-name="T1">some bullies that beat me up real bad”. The doctor laughs and says, “Well you have no injuries”. Chrissy looks at where the scrapes where but sees nothing no cuts, scrapes or bruises</text:span> <text:span text:style-name="T1">anywhere. She then looks up and says, “I swear”. The doctor shakes his head and says, “Now for the real reason. Why are</text:span> <text:span text:style-name="T1">you here”? Chrissy shakes her head and says, “Short cut home</text:span>”<text:span text:style-name="T1">, realizing that will no bruises she has no hope of him believing her. He nods and says, “Now your name”.  Chrissy nods and says, “Chrissy Alderson”. The doctor nods and says, “Ok well everything appears normal. So we’re going to say you’re</text:span> <text:span text:style-name="T1">safe to go home. Next time don’t take short cuts”. Chrissy nods and says, “OK so I can go”? He</text:span> <text:span text:style-name="T1">begins taking</text:span> <text:span text:style-name="T1">off the electrodes and</text:span> <text:span text:style-name="T1">blood pressure cuff. Then says, “You need your parents to pick you up”. Chrissy knowing she’ll be in a lot of trouble asks, “Please can I go”? The doctor replies, “Only when a parent or guardian</text:span> <text:span text:style-name="T1">picks you</text:span> <text:span text:style-name="T1">up”. Chrissy sighs and picks up the phone after he’s done.</text:span> </text:p>
      <text:p text:style-name="P1"><text:span text:style-name="T1">Her mom panicky</text:span> <text:span text:style-name="T1">answers, “OH</text:span> <text:span text:style-name="T1">God Chrissy where have you been its</text:span> <text:span text:style-name="T1">ten o’clock at night”. Chrissy panics to says, “OH God”. Her mom replies, “Get your ass home”. Chrissy replies, “I need to pick me up at Laynons Chemical Storage. I’m in the medical area”. The doctor then takes the phone and talks to her mom. </text:span> </text:p>
      <text:p text:style-name="P1"><text:soft-page-break/><text:span text:style-name="T1">After words she’s sitting on the bed and asks, “Where’s my clothes”. The doctor replies, “They were</text:span> <text:span text:style-name="T1">contaminated and tore. Your mom’s bringing you new clothes”. Chrissy puts her head down and sighs. </text:span> </text:p>
      <text:p text:style-name="P1"><text:span text:style-name="T1">She waits in there for about thirty minutes till her panicking mom arrives. She quickly hugs her and says, “What the hell where you thinking breaking in here</text:span>”<text:span text:style-name="T1">. Already having to lie about it before she just decides to go with that story and says, “I was in a hurry home and decided to take a short cut”.</text:span> <text:span text:style-name="T1">Her mom replies, “You’re</text:span> <text:span text:style-name="T1">grounded”. She then takes her hand and pulls her outside. The doctor stops her and says, “She needs to be dressed first</text:span>”<text:span text:style-name="T1">. Her mom gives her a skirt and shirt and says, “Quick</text:span>”<text:span text:style-name="T1">. She dresses and minutes later it in the car on the way home. Her mom don’t say anything.</text:span> </text:p>
      <text:p text:style-name="P1"><text:span text:style-name="T1">They pull up in front of her white ranch house that has two large bushes beside the front too and walks up the sidewalk that has a large oak tree to the</text:span> <text:span text:style-name="T1">right. </text:span> </text:p>
      <text:p text:style-name="P1"><text:span text:style-name="T1">Before opening the door. Her mom says, “Get a shower and get cleaned</text:span> <text:span text:style-name="T1">up. Then go straight to bed. I’ll</text:span> <text:span text:style-name="T1">talk to you tomorrow</text:span>”<text:span text:style-name="T1">. Chrissy moans</text:span> <text:span text:style-name="T1">and says, “Can’t you do it now”? Her mom shakes her head and says, “No”. Chrissy moans, and goes to her bedroom to get her night groan. She then goes to the bathroom.</text:span> </text:p>
      <text:p text:style-name="P1"><text:span text:style-name="T1">She undresses and stares in the mirror she’s speechless She feels where their use to be</text:span> <text:span text:style-name="T1">bruises</text:span> <text:span text:style-name="T1">and sees nothing but soft skin. She quietly says, “What happened”? She starts her water and gets in she relaxes remembering the bullies beating her up. She sighs and and starts feeling her small nipples. She then sighs again, and lathers up her legs, to</text:span> <text:span text:style-name="T1">shave. She carefully gets the razor and starts shaving. With her foot up on the side of the tub. She’s</text:span> <text:span text:style-name="T1">concentrating</text:span> <text:span text:style-name="T1">hard. So when her mom knocks on the door and yells, “Hurry</text:span> <text:span text:style-name="T1">up in there, Chrissy! You’re</text:span> <text:span text:style-name="T1">in trouble”! She jumps cutting herself causing</text:span> <text:span text:style-name="T1">blood to flow down the side of her leg. She says, “Shit”. But is soon staring as the water washes off the blood reviling no cut. Out curiosity</text:span> <text:span text:style-name="T1">she uses her blade and cuts her leg</text:span> <text:span text:style-name="T1">again deeper</text:span> <text:span text:style-name="T1">and says, “Wow”. As it heals seconds later. Her mom yells again, “Hurry up”! Chrissy replies, “Mom I’m shaving”. Her mom replies, “Ok but hurry up. You need to go to bed</text:span>”<text:span text:style-name="T1">.</text:span> <text:span text:style-name="T1">She finishes up shaving her legs then her armpits though there’s</text:span> <text:span text:style-name="T1">just a little bit of hair on them she just wants to test her pits to. After she shave she cuts her pits and it amazed again when it heals seconds later. She giggles</text:span> <text:span text:style-name="T1">and says, “I have super healing, and my skin’s softer”. She gets out of the shower, dries off, and then</text:span> <text:span text:style-name="T1">gets dressed.</text:span> </text:p>
      <text:p text:style-name="P1"><text:span text:style-name="T1">When she steps out her mom points to her room and says, “Room young lady”. Chrissy doesn’t fight her mom she just goes to her room. She’s to fascinate</text:span> <text:span text:style-name="T1">by her new ability.</text:span> <text:span text:style-name="T1">To care that’s she’s in a lot of trouble.</text:span> </text:p>
      <text:p text:style-name="P1"><text:span text:style-name="T1">In her bedroom she lays in bed thinking of the possibilities.</text:span> <text:span text:style-name="T1">She imagines herself</text:span> <text:span text:style-name="T1">in a red costume and cape jumping around punching bad guys. When they</text:span> <text:span text:style-name="T1">shoot her she heals right away. That’s when she opens her</text:span> <text:span text:style-name="T1">eyes and says, “What happens if I get shot”. </text:span> </text:p>
      <text:p text:style-name="P1"><text:span text:style-name="T1">Her</text:span> <text:span text:style-name="T1">mom knocks on her door and says, “I’m just laying your glasses on your dresser</text:span> <text:span text:style-name="T1">go to sleep. That’s when she notices the room is crystal</text:span> <text:span text:style-name="T1">clear. She hasn’t even had trouble</text:span> <text:span text:style-name="T1">seeing since the accident. She whispers, “What else has changed”.</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20:30:48.816000000</meta:creation-date>
    <dc:date>2018-04-15T20:53:46.550000000</dc:date>
    <meta:editing-duration>PT22M58S</meta:editing-duration>
    <meta:editing-cycles>1</meta:editing-cycles>
    <meta:generator>LibreOffice/6.0.2.1$Windows_X86_64 LibreOffice_project/f7f06a8f319e4b62f9bc5095aa112a65d2f3ac89</meta:generator>
    <meta:document-statistic meta:table-count="0" meta:image-count="0" meta:object-count="0" meta:page-count="2" meta:paragraph-count="17" meta:word-count="1230" meta:character-count="6673" meta:non-whitespace-character-count="5436"/>
  </office:meta>
</office:document-meta>
</file>